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518cm" fo:min-width="2.612cm"/>
    </style:style>
    <style:style style:name="gr2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85cm" fo:min-width="3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7cm" fo:min-width="1.3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45cm" fo:min-width="1.3cm"/>
    </style:style>
    <style:style style:name="gr7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72cm" fo:min-width="3.72cm"/>
    </style:style>
    <style:style style:name="gr8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164cm" fo:min-width="2.118cm"/>
    </style:style>
    <style:style style:name="gr9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262cm" fo:min-width="4.852cm"/>
    </style:style>
    <style:style style:name="gr10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766cm" fo:min-width="5.10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Tango_20_Green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2.5cm" svg:x="8.6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4cm" svg:height="2.1cm" svg:x="8.7cm" svg:y="5.9cm">
          <text:p text:style-name="P1">Wprowadź a , 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cm" svg:y1="3.9cm" svg:x2="10.9cm" svg:y2="5.9cm" draw:start-shape="id1" draw:start-glue-point="8" draw:end-shape="id2" svg:d="M10800 3900l100 2000" svg:viewBox="0 0 101 2001">
          <text:p/>
        </draw:connector>
        <draw:custom-shape draw:style-name="gr4" draw:text-style-name="P2" xml:id="id3" draw:id="id3" draw:layer="layout" svg:width="3.7cm" svg:height="3.9cm" svg:x="8.9cm" svg:y="9.9cm">
          <text:p text:style-name="P1">Czy 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9cm" svg:y1="8cm" svg:x2="10.75cm" svg:y2="9.9cm" draw:start-shape="id2" draw:start-glue-point="2" draw:end-shape="id3" draw:end-glue-point="4" svg:d="M10900 8000l-150 1900" svg:viewBox="0 0 151 1901">
          <text:p/>
        </draw:connector>
        <draw:connector draw:style-name="gr5" draw:text-style-name="P3" draw:layer="layout" svg:x1="8.9cm" svg:y1="11.85cm" svg:x2="4.588cm" svg:y2="17.1cm" draw:start-shape="id3" draw:start-glue-point="5" draw:end-shape="id4" draw:end-glue-point="4" svg:d="M8900 11850h-4312v5250" svg:viewBox="0 0 4313 5251">
          <text:p text:style-name="P1">TAK</text:p>
        </draw:connector>
        <draw:custom-shape draw:style-name="gr6" draw:text-style-name="P2" xml:id="id5" draw:id="id5" draw:layer="layout" svg:width="3.6cm" svg:height="3.4cm" svg:x="13.3cm" svg:y="15.1cm">
          <text:p text:style-name="P1">Czy a&l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2.6cm" svg:y1="11.85cm" svg:x2="15.1cm" svg:y2="15.1cm" draw:start-shape="id3" draw:start-glue-point="7" draw:end-shape="id5" draw:end-glue-point="4" svg:d="M12600 11850h2500v3250" svg:viewBox="0 0 2501 3251">
          <text:p text:style-name="P1">NIE</text:p>
        </draw:connector>
        <draw:connector draw:style-name="gr5" draw:text-style-name="P3" draw:layer="layout" svg:x1="13.3cm" svg:y1="16.8cm" svg:x2="9.65cm" svg:y2="19.8cm" draw:start-shape="id5" draw:start-glue-point="5" draw:end-shape="id6" draw:end-glue-point="5" svg:d="M13300 16800h-3650v3000" svg:viewBox="0 0 3651 3001">
          <text:p text:style-name="P1">TAK</text:p>
        </draw:connector>
        <draw:connector draw:style-name="gr5" draw:text-style-name="P3" draw:layer="layout" svg:x1="16.9cm" svg:y1="16.8cm" svg:x2="15.75cm" svg:y2="21.6cm" draw:start-shape="id5" draw:start-glue-point="7" draw:end-shape="id7" draw:end-glue-point="5" svg:d="M16900 16800h502v3251h-1652v1549" svg:viewBox="0 0 1653 4801">
          <text:p text:style-name="P1">NIE</text:p>
        </draw:connector>
        <draw:custom-shape draw:style-name="gr7" draw:text-style-name="P2" xml:id="id4" draw:id="id4" draw:layer="layout" svg:width="6.7cm" svg:height="2.1cm" svg:x="0.4cm" svg:y="17.1cm">
          <text:p text:style-name="P1">Wprowadź a równe b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2.912cm" svg:y1="19.2cm" svg:x2="7.5cm" svg:y2="25.6cm" draw:start-shape="id4" draw:start-glue-point="7" draw:end-shape="id8" draw:end-glue-point="6" svg:d="M2912 19200l4588 6400" svg:viewBox="0 0 4589 6401">
          <text:p/>
        </draw:connector>
        <draw:custom-shape draw:style-name="gr8" draw:text-style-name="P2" xml:id="id8" draw:id="id8" draw:layer="layout" svg:width="3.7cm" svg:height="2cm" svg:x="7.5cm" svg:y="24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1cm" svg:y1="21.9cm" svg:x2="9.35cm" svg:y2="24.6cm" draw:end-shape="id8" draw:end-glue-point="4" svg:d="M10100 21900l-750 2700" svg:viewBox="0 0 751 2701">
          <text:p/>
        </draw:connector>
        <draw:connector draw:style-name="gr3" draw:text-style-name="P3" draw:layer="layout" draw:type="line" svg:x1="15.75cm" svg:y1="24.8cm" svg:x2="11.2cm" svg:y2="25.6cm" draw:start-shape="id7" draw:start-glue-point="8" draw:end-shape="id8" draw:end-glue-point="10" svg:d="M15750 24800l-4550 800" svg:viewBox="0 0 4551 801">
          <text:p/>
        </draw:connector>
        <draw:custom-shape draw:style-name="gr9" draw:text-style-name="P2" xml:id="id6" draw:id="id6" draw:layer="layout" svg:width="8.5cm" svg:height="2.4cm" svg:x="5.4cm" svg:y="19.8cm">
          <text:p text:style-name="P1">Wprowadź a mniejsze od b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xml:id="id7" draw:id="id7" draw:layer="layout" svg:width="8.9cm" svg:height="3.2cm" svg:x="11.3cm" svg:y="21.6cm">
          <text:p text:style-name="P1">Wprowadź b większe od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8:06:04.967667701</meta:creation-date>
    <dc:date>2017-09-08T08:27:55.552483137</dc:date>
    <meta:editing-duration>PT11M39S</meta:editing-duration>
    <meta:editing-cycles>2</meta:editing-cycles>
    <meta:generator>LibreOffice/5.2.2.2.0$Linux_X86_64 LibreOffice_project/20m0$Build-2</meta:generator>
    <meta:document-statistic meta:object-count="17"/>
  </office:meta>
</office:document-meta>
</file>